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ource Code Pro" svg:font-family="'Source Code Pr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2.563cm"/>
    </style:style>
    <style:style style:name="ro1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Source Code Pro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cm"/>
      <style:text-properties style:font-name="Source Code Pro"/>
    </style: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end" fo:margin-left="0cm"/>
      <style:text-properties style:font-name="Source Code Pro"/>
    </style:style>
    <style:style style:name="ce4" style:family="table-cell" style:parent-style-name="Default" style:data-style-name="N118">
      <style:table-cell-properties style:text-align-source="fix" style:repeat-content="false" style:vertical-align="middle"/>
      <style:paragraph-properties fo:text-align="end" fo:margin-left="0cm"/>
      <style:text-properties style:font-name="Source Code Pro"/>
    </style:style>
    <style:style style:name="ce5" style:family="table-cell" style:parent-style-name="Default" style:data-style-name="N5107">
      <style:table-cell-properties style:text-align-source="fix" style:repeat-content="false" style:vertical-align="middle"/>
      <style:paragraph-properties fo:text-align="end" fo:margin-left="0cm"/>
      <style:text-properties style:font-name="Source Code Pro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style:font-name="Source Code Pro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808080" style:font-name="Source Code Pro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cm"/>
      <style:text-properties fo:color="#808080" style:font-name="Source Code Pro"/>
    </style:style>
    <style:style style:name="ce9" style:family="table-cell" style:parent-style-name="Default" style:data-style-name="N5107">
      <style:table-cell-properties style:text-align-source="fix" style:repeat-content="false" style:vertical-align="middle"/>
      <style:paragraph-properties fo:text-align="end" fo:margin-left="0cm"/>
      <style:text-properties fo:color="#808080" style:font-name="Source Code Pro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ource Code Pro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013" table:default-cell-style-name="ce1"/>
        <table:table-column table:style-name="co1" table:default-cell-style-name="ce10"/>
        <table:table-row table:style-name="ro1">
          <table:table-cell table:number-columns-repeated="1024"/>
        </table:table-row>
        <table:table-row table:style-name="ro1">
          <table:table-cell office:value-type="string">
            <text:p>€/Wh</text:p>
          </table:table-cell>
          <table:table-cell table:style-name="ce3" table:formula="of:=0.27/1000" office:value-type="float" office:value="0.00027">
            <text:p>0.00027</text:p>
          </table:table-cell>
          <table:table-cell office:value-type="string">
            <text:p>d.h. 0,27€ / kW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ours</text:p>
          </table:table-cell>
          <table:table-cell table:number-columns-repeated="4"/>
          <table:table-cell table:style-name="ce7" table:formula="of:=24" office:value-type="float" office:value="24">
            <text:p>24</text:p>
          </table:table-cell>
          <table:table-cell table:style-name="ce7" table:formula="of:=[.G4]*7" office:value-type="float" office:value="168">
            <text:p>168</text:p>
          </table:table-cell>
          <table:table-cell table:style-name="ce7" table:formula="of:=[.G4]*30" office:value-type="float" office:value="720">
            <text:p>720</text:p>
          </table:table-cell>
          <table:table-cell table:style-name="ce7" table:formula="of:=[.I4]*12" office:value-type="float" office:value="8640">
            <text:p>8640</text:p>
          </table:table-cell>
          <table:table-cell office:value-type="float" office:value="520">
            <text:p>5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</text:p>
          </table:table-cell>
          <table:table-cell table:style-name="ce4" office:value-type="float" office:value="1">
            <text:p>1 h</text:p>
          </table:table-cell>
          <table:table-cell table:style-name="ce4" office:value-type="float" office:value="5">
            <text:p>5 h</text:p>
          </table:table-cell>
          <table:table-cell table:style-name="ce4" office:value-type="float" office:value="10">
            <text:p>10 h</text:p>
          </table:table-cell>
          <table:table-cell table:style-name="ce4" office:value-type="float" office:value="50">
            <text:p>50 h</text:p>
          </table:table-cell>
          <table:table-cell table:style-name="ce4" office:value-type="float" office:value="100">
            <text:p>100 h</text:p>
          </table:table-cell>
          <table:table-cell table:style-name="ce8" office:value-type="string">
            <text:p>d</text:p>
          </table:table-cell>
          <table:table-cell table:style-name="ce8" office:value-type="string">
            <text:p>w</text:p>
          </table:table-cell>
          <table:table-cell table:style-name="ce8" office:value-type="string">
            <text:p>m</text:p>
          </table:table-cell>
          <table:table-cell table:style-name="ce8" office:value-type="string">
            <text:p>a</text:p>
          </table:table-cell>
          <table:table-cell table:style-name="ce2" office:value-type="string">
            <text:p>10h / w</text:p>
          </table:table-cell>
          <table:table-cell table:style-name="ce2" table:number-columns-repeated="1010"/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[.$A6]*[.B$5]*[.$B$2]" office:value-type="currency" office:currency="EUR" office:value="0.027">
            <text:p>0,03 €</text:p>
          </table:table-cell>
          <table:table-cell table:style-name="ce5" table:formula="of:=[.$A6]*[.C$5]*[.$B$2]" office:value-type="currency" office:currency="EUR" office:value="0.135">
            <text:p>0,14 €</text:p>
          </table:table-cell>
          <table:table-cell table:style-name="ce5" table:formula="of:=[.$A6]*[.D$5]*[.$B$2]" office:value-type="currency" office:currency="EUR" office:value="0.27">
            <text:p>0,27 €</text:p>
          </table:table-cell>
          <table:table-cell table:style-name="ce5" table:formula="of:=[.$A6]*[.E$5]*[.$B$2]" office:value-type="currency" office:currency="EUR" office:value="1.35">
            <text:p>1,35 €</text:p>
          </table:table-cell>
          <table:table-cell table:style-name="ce5" table:formula="of:=[.$A6]*[.F$5]*[.$B$2]" office:value-type="currency" office:currency="EUR" office:value="2.7">
            <text:p>2,70 €</text:p>
          </table:table-cell>
          <table:table-cell table:style-name="ce9" table:formula="of:=[.$A6]*[.G$4]*[.$B$2]" office:value-type="currency" office:currency="EUR" office:value="0.648">
            <text:p>0,65 €</text:p>
          </table:table-cell>
          <table:table-cell table:style-name="ce9" table:formula="of:=[.$A6]*[.H$4]*[.$B$2]" office:value-type="currency" office:currency="EUR" office:value="4.536">
            <text:p>4,54 €</text:p>
          </table:table-cell>
          <table:table-cell table:style-name="ce9" table:formula="of:=[.$A6]*[.I$4]*[.$B$2]" office:value-type="currency" office:currency="EUR" office:value="19.44">
            <text:p>19,44 €</text:p>
          </table:table-cell>
          <table:table-cell table:style-name="ce9" table:formula="of:=[.$A6]*[.J$4]*[.$B$2]" office:value-type="currency" office:currency="EUR" office:value="233.28">
            <text:p>233,28 €</text:p>
          </table:table-cell>
          <table:table-cell table:style-name="ce9" table:formula="of:=[.$A6]*[.K$4]*[.$B$2]" office:value-type="currency" office:currency="EUR" office:value="14.04">
            <text:p>14,04 €</text:p>
          </table:table-cell>
          <table:table-cell table:number-columns-repeated="1013"/>
        </table:table-row>
        <table:table-row table:style-name="ro1">
          <table:table-cell table:formula="of:=[.A6]+100" office:value-type="float" office:value="200">
            <text:p>200</text:p>
          </table:table-cell>
          <table:table-cell table:style-name="ce5" table:formula="of:=[.$A7]*[.B$5]*[.$B$2]" office:value-type="currency" office:currency="EUR" office:value="0.054">
            <text:p>0,05 €</text:p>
          </table:table-cell>
          <table:table-cell table:style-name="ce5" table:formula="of:=[.$A7]*[.C$5]*[.$B$2]" office:value-type="currency" office:currency="EUR" office:value="0.27">
            <text:p>0,27 €</text:p>
          </table:table-cell>
          <table:table-cell table:style-name="ce5" table:formula="of:=[.$A7]*[.D$5]*[.$B$2]" office:value-type="currency" office:currency="EUR" office:value="0.54">
            <text:p>0,54 €</text:p>
          </table:table-cell>
          <table:table-cell table:style-name="ce5" table:formula="of:=[.$A7]*[.E$5]*[.$B$2]" office:value-type="currency" office:currency="EUR" office:value="2.7">
            <text:p>2,70 €</text:p>
          </table:table-cell>
          <table:table-cell table:style-name="ce5" table:formula="of:=[.$A7]*[.F$5]*[.$B$2]" office:value-type="currency" office:currency="EUR" office:value="5.4">
            <text:p>5,40 €</text:p>
          </table:table-cell>
          <table:table-cell table:style-name="ce9" table:formula="of:=[.$A7]*[.G$4]*[.$B$2]" office:value-type="currency" office:currency="EUR" office:value="1.296">
            <text:p>1,30 €</text:p>
          </table:table-cell>
          <table:table-cell table:style-name="ce9" table:formula="of:=[.$A7]*[.H$4]*[.$B$2]" office:value-type="currency" office:currency="EUR" office:value="9.072">
            <text:p>9,07 €</text:p>
          </table:table-cell>
          <table:table-cell table:style-name="ce9" table:formula="of:=[.$A7]*[.I$4]*[.$B$2]" office:value-type="currency" office:currency="EUR" office:value="38.88">
            <text:p>38,88 €</text:p>
          </table:table-cell>
          <table:table-cell table:style-name="ce9" table:formula="of:=[.$A7]*[.J$4]*[.$B$2]" office:value-type="currency" office:currency="EUR" office:value="466.56">
            <text:p>466,56 €</text:p>
          </table:table-cell>
          <table:table-cell table:style-name="ce9" table:formula="of:=[.$A7]*[.K$4]*[.$B$2]" office:value-type="currency" office:currency="EUR" office:value="28.08">
            <text:p>28,08 €</text:p>
          </table:table-cell>
          <table:table-cell table:number-columns-repeated="1013"/>
        </table:table-row>
        <table:table-row table:style-name="ro1">
          <table:table-cell table:formula="of:=[.A7]+100" office:value-type="float" office:value="300">
            <text:p>300</text:p>
          </table:table-cell>
          <table:table-cell table:style-name="ce5" table:formula="of:=[.$A8]*[.B$5]*[.$B$2]" office:value-type="currency" office:currency="EUR" office:value="0.081">
            <text:p>0,08 €</text:p>
          </table:table-cell>
          <table:table-cell table:style-name="ce5" table:formula="of:=[.$A8]*[.C$5]*[.$B$2]" office:value-type="currency" office:currency="EUR" office:value="0.405">
            <text:p>0,41 €</text:p>
          </table:table-cell>
          <table:table-cell table:style-name="ce5" table:formula="of:=[.$A8]*[.D$5]*[.$B$2]" office:value-type="currency" office:currency="EUR" office:value="0.81">
            <text:p>0,81 €</text:p>
          </table:table-cell>
          <table:table-cell table:style-name="ce5" table:formula="of:=[.$A8]*[.E$5]*[.$B$2]" office:value-type="currency" office:currency="EUR" office:value="4.05">
            <text:p>4,05 €</text:p>
          </table:table-cell>
          <table:table-cell table:style-name="ce5" table:formula="of:=[.$A8]*[.F$5]*[.$B$2]" office:value-type="currency" office:currency="EUR" office:value="8.1">
            <text:p>8,10 €</text:p>
          </table:table-cell>
          <table:table-cell table:style-name="ce9" table:formula="of:=[.$A8]*[.G$4]*[.$B$2]" office:value-type="currency" office:currency="EUR" office:value="1.944">
            <text:p>1,94 €</text:p>
          </table:table-cell>
          <table:table-cell table:style-name="ce9" table:formula="of:=[.$A8]*[.H$4]*[.$B$2]" office:value-type="currency" office:currency="EUR" office:value="13.608">
            <text:p>13,61 €</text:p>
          </table:table-cell>
          <table:table-cell table:style-name="ce9" table:formula="of:=[.$A8]*[.I$4]*[.$B$2]" office:value-type="currency" office:currency="EUR" office:value="58.32">
            <text:p>58,32 €</text:p>
          </table:table-cell>
          <table:table-cell table:style-name="ce9" table:formula="of:=[.$A8]*[.J$4]*[.$B$2]" office:value-type="currency" office:currency="EUR" office:value="699.84">
            <text:p>699,84 €</text:p>
          </table:table-cell>
          <table:table-cell table:style-name="ce9" table:formula="of:=[.$A8]*[.K$4]*[.$B$2]" office:value-type="currency" office:currency="EUR" office:value="42.12">
            <text:p>42,12 €</text:p>
          </table:table-cell>
          <table:table-cell table:number-columns-repeated="1013"/>
        </table:table-row>
        <table:table-row table:style-name="ro1">
          <table:table-cell table:formula="of:=[.A8]+100" office:value-type="float" office:value="400">
            <text:p>400</text:p>
          </table:table-cell>
          <table:table-cell table:style-name="ce5" table:formula="of:=[.$A9]*[.B$5]*[.$B$2]" office:value-type="currency" office:currency="EUR" office:value="0.108">
            <text:p>0,11 €</text:p>
          </table:table-cell>
          <table:table-cell table:style-name="ce5" table:formula="of:=[.$A9]*[.C$5]*[.$B$2]" office:value-type="currency" office:currency="EUR" office:value="0.54">
            <text:p>0,54 €</text:p>
          </table:table-cell>
          <table:table-cell table:style-name="ce5" table:formula="of:=[.$A9]*[.D$5]*[.$B$2]" office:value-type="currency" office:currency="EUR" office:value="1.08">
            <text:p>1,08 €</text:p>
          </table:table-cell>
          <table:table-cell table:style-name="ce5" table:formula="of:=[.$A9]*[.E$5]*[.$B$2]" office:value-type="currency" office:currency="EUR" office:value="5.4">
            <text:p>5,40 €</text:p>
          </table:table-cell>
          <table:table-cell table:style-name="ce5" table:formula="of:=[.$A9]*[.F$5]*[.$B$2]" office:value-type="currency" office:currency="EUR" office:value="10.8">
            <text:p>10,80 €</text:p>
          </table:table-cell>
          <table:table-cell table:style-name="ce9" table:formula="of:=[.$A9]*[.G$4]*[.$B$2]" office:value-type="currency" office:currency="EUR" office:value="2.592">
            <text:p>2,59 €</text:p>
          </table:table-cell>
          <table:table-cell table:style-name="ce9" table:formula="of:=[.$A9]*[.H$4]*[.$B$2]" office:value-type="currency" office:currency="EUR" office:value="18.144">
            <text:p>18,14 €</text:p>
          </table:table-cell>
          <table:table-cell table:style-name="ce9" table:formula="of:=[.$A9]*[.I$4]*[.$B$2]" office:value-type="currency" office:currency="EUR" office:value="77.76">
            <text:p>77,76 €</text:p>
          </table:table-cell>
          <table:table-cell table:style-name="ce9" table:formula="of:=[.$A9]*[.J$4]*[.$B$2]" office:value-type="currency" office:currency="EUR" office:value="933.12">
            <text:p>933,12 €</text:p>
          </table:table-cell>
          <table:table-cell table:style-name="ce9" table:formula="of:=[.$A9]*[.K$4]*[.$B$2]" office:value-type="currency" office:currency="EUR" office:value="56.16">
            <text:p>56,16 €</text:p>
          </table:table-cell>
          <table:table-cell table:number-columns-repeated="1013"/>
        </table:table-row>
        <table:table-row table:style-name="ro1">
          <table:table-cell table:formula="of:=[.A9]+100" office:value-type="float" office:value="500">
            <text:p>500</text:p>
          </table:table-cell>
          <table:table-cell table:style-name="ce5" table:formula="of:=[.$A10]*[.B$5]*[.$B$2]" office:value-type="currency" office:currency="EUR" office:value="0.135">
            <text:p>0,14 €</text:p>
          </table:table-cell>
          <table:table-cell table:style-name="ce5" table:formula="of:=[.$A10]*[.C$5]*[.$B$2]" office:value-type="currency" office:currency="EUR" office:value="0.675">
            <text:p>0,68 €</text:p>
          </table:table-cell>
          <table:table-cell table:style-name="ce5" table:formula="of:=[.$A10]*[.D$5]*[.$B$2]" office:value-type="currency" office:currency="EUR" office:value="1.35">
            <text:p>1,35 €</text:p>
          </table:table-cell>
          <table:table-cell table:style-name="ce5" table:formula="of:=[.$A10]*[.E$5]*[.$B$2]" office:value-type="currency" office:currency="EUR" office:value="6.75">
            <text:p>6,75 €</text:p>
          </table:table-cell>
          <table:table-cell table:style-name="ce5" table:formula="of:=[.$A10]*[.F$5]*[.$B$2]" office:value-type="currency" office:currency="EUR" office:value="13.5">
            <text:p>13,50 €</text:p>
          </table:table-cell>
          <table:table-cell table:style-name="ce9" table:formula="of:=[.$A10]*[.G$4]*[.$B$2]" office:value-type="currency" office:currency="EUR" office:value="3.24">
            <text:p>3,24 €</text:p>
          </table:table-cell>
          <table:table-cell table:style-name="ce9" table:formula="of:=[.$A10]*[.H$4]*[.$B$2]" office:value-type="currency" office:currency="EUR" office:value="22.68">
            <text:p>22,68 €</text:p>
          </table:table-cell>
          <table:table-cell table:style-name="ce9" table:formula="of:=[.$A10]*[.I$4]*[.$B$2]" office:value-type="currency" office:currency="EUR" office:value="97.2">
            <text:p>97,20 €</text:p>
          </table:table-cell>
          <table:table-cell table:style-name="ce9" table:formula="of:=[.$A10]*[.J$4]*[.$B$2]" office:value-type="currency" office:currency="EUR" office:value="1166.4">
            <text:p>1.166,40 €</text:p>
          </table:table-cell>
          <table:table-cell table:style-name="ce9" table:formula="of:=[.$A10]*[.K$4]*[.$B$2]" office:value-type="currency" office:currency="EUR" office:value="70.2">
            <text:p>70,20 €</text:p>
          </table:table-cell>
          <table:table-cell table:number-columns-repeated="1013"/>
        </table:table-row>
        <table:table-row table:style-name="ro1">
          <table:table-cell table:formula="of:=[.A10]+100" office:value-type="float" office:value="600">
            <text:p>600</text:p>
          </table:table-cell>
          <table:table-cell table:style-name="ce5" table:formula="of:=[.$A11]*[.B$5]*[.$B$2]" office:value-type="currency" office:currency="EUR" office:value="0.162">
            <text:p>0,16 €</text:p>
          </table:table-cell>
          <table:table-cell table:style-name="ce5" table:formula="of:=[.$A11]*[.C$5]*[.$B$2]" office:value-type="currency" office:currency="EUR" office:value="0.81">
            <text:p>0,81 €</text:p>
          </table:table-cell>
          <table:table-cell table:style-name="ce5" table:formula="of:=[.$A11]*[.D$5]*[.$B$2]" office:value-type="currency" office:currency="EUR" office:value="1.62">
            <text:p>1,62 €</text:p>
          </table:table-cell>
          <table:table-cell table:style-name="ce5" table:formula="of:=[.$A11]*[.E$5]*[.$B$2]" office:value-type="currency" office:currency="EUR" office:value="8.1">
            <text:p>8,10 €</text:p>
          </table:table-cell>
          <table:table-cell table:style-name="ce5" table:formula="of:=[.$A11]*[.F$5]*[.$B$2]" office:value-type="currency" office:currency="EUR" office:value="16.2">
            <text:p>16,20 €</text:p>
          </table:table-cell>
          <table:table-cell table:style-name="ce9" table:formula="of:=[.$A11]*[.G$4]*[.$B$2]" office:value-type="currency" office:currency="EUR" office:value="3.888">
            <text:p>3,89 €</text:p>
          </table:table-cell>
          <table:table-cell table:style-name="ce9" table:formula="of:=[.$A11]*[.H$4]*[.$B$2]" office:value-type="currency" office:currency="EUR" office:value="27.216">
            <text:p>27,22 €</text:p>
          </table:table-cell>
          <table:table-cell table:style-name="ce9" table:formula="of:=[.$A11]*[.I$4]*[.$B$2]" office:value-type="currency" office:currency="EUR" office:value="116.64">
            <text:p>116,64 €</text:p>
          </table:table-cell>
          <table:table-cell table:style-name="ce9" table:formula="of:=[.$A11]*[.J$4]*[.$B$2]" office:value-type="currency" office:currency="EUR" office:value="1399.68">
            <text:p>1.399,68 €</text:p>
          </table:table-cell>
          <table:table-cell table:style-name="ce9" table:formula="of:=[.$A11]*[.K$4]*[.$B$2]" office:value-type="currency" office:currency="EUR" office:value="84.24">
            <text:p>84,24 €</text:p>
          </table:table-cell>
          <table:table-cell table:number-columns-repeated="1013"/>
        </table:table-row>
        <table:table-row table:style-name="ro1">
          <table:table-cell table:formula="of:=[.A11]+100" office:value-type="float" office:value="700">
            <text:p>700</text:p>
          </table:table-cell>
          <table:table-cell table:style-name="ce5" table:formula="of:=[.$A12]*[.B$5]*[.$B$2]" office:value-type="currency" office:currency="EUR" office:value="0.189">
            <text:p>0,19 €</text:p>
          </table:table-cell>
          <table:table-cell table:style-name="ce5" table:formula="of:=[.$A12]*[.C$5]*[.$B$2]" office:value-type="currency" office:currency="EUR" office:value="0.945">
            <text:p>0,95 €</text:p>
          </table:table-cell>
          <table:table-cell table:style-name="ce5" table:formula="of:=[.$A12]*[.D$5]*[.$B$2]" office:value-type="currency" office:currency="EUR" office:value="1.89">
            <text:p>1,89 €</text:p>
          </table:table-cell>
          <table:table-cell table:style-name="ce5" table:formula="of:=[.$A12]*[.E$5]*[.$B$2]" office:value-type="currency" office:currency="EUR" office:value="9.45">
            <text:p>9,45 €</text:p>
          </table:table-cell>
          <table:table-cell table:style-name="ce5" table:formula="of:=[.$A12]*[.F$5]*[.$B$2]" office:value-type="currency" office:currency="EUR" office:value="18.9">
            <text:p>18,90 €</text:p>
          </table:table-cell>
          <table:table-cell table:style-name="ce9" table:formula="of:=[.$A12]*[.G$4]*[.$B$2]" office:value-type="currency" office:currency="EUR" office:value="4.536">
            <text:p>4,54 €</text:p>
          </table:table-cell>
          <table:table-cell table:style-name="ce9" table:formula="of:=[.$A12]*[.H$4]*[.$B$2]" office:value-type="currency" office:currency="EUR" office:value="31.752">
            <text:p>31,75 €</text:p>
          </table:table-cell>
          <table:table-cell table:style-name="ce9" table:formula="of:=[.$A12]*[.I$4]*[.$B$2]" office:value-type="currency" office:currency="EUR" office:value="136.08">
            <text:p>136,08 €</text:p>
          </table:table-cell>
          <table:table-cell table:style-name="ce9" table:formula="of:=[.$A12]*[.J$4]*[.$B$2]" office:value-type="currency" office:currency="EUR" office:value="1632.96">
            <text:p>1.632,96 €</text:p>
          </table:table-cell>
          <table:table-cell table:style-name="ce9" table:formula="of:=[.$A12]*[.K$4]*[.$B$2]" office:value-type="currency" office:currency="EUR" office:value="98.28">
            <text:p>98,28 €</text:p>
          </table:table-cell>
          <table:table-cell table:number-columns-repeated="1013"/>
        </table:table-row>
        <table:table-row table:style-name="ro1">
          <table:table-cell table:formula="of:=[.A12]+100" office:value-type="float" office:value="800">
            <text:p>800</text:p>
          </table:table-cell>
          <table:table-cell table:style-name="ce5" table:formula="of:=[.$A13]*[.B$5]*[.$B$2]" office:value-type="currency" office:currency="EUR" office:value="0.216">
            <text:p>0,22 €</text:p>
          </table:table-cell>
          <table:table-cell table:style-name="ce5" table:formula="of:=[.$A13]*[.C$5]*[.$B$2]" office:value-type="currency" office:currency="EUR" office:value="1.08">
            <text:p>1,08 €</text:p>
          </table:table-cell>
          <table:table-cell table:style-name="ce5" table:formula="of:=[.$A13]*[.D$5]*[.$B$2]" office:value-type="currency" office:currency="EUR" office:value="2.16">
            <text:p>2,16 €</text:p>
          </table:table-cell>
          <table:table-cell table:style-name="ce5" table:formula="of:=[.$A13]*[.E$5]*[.$B$2]" office:value-type="currency" office:currency="EUR" office:value="10.8">
            <text:p>10,80 €</text:p>
          </table:table-cell>
          <table:table-cell table:style-name="ce5" table:formula="of:=[.$A13]*[.F$5]*[.$B$2]" office:value-type="currency" office:currency="EUR" office:value="21.6">
            <text:p>21,60 €</text:p>
          </table:table-cell>
          <table:table-cell table:style-name="ce9" table:formula="of:=[.$A13]*[.G$4]*[.$B$2]" office:value-type="currency" office:currency="EUR" office:value="5.184">
            <text:p>5,18 €</text:p>
          </table:table-cell>
          <table:table-cell table:style-name="ce9" table:formula="of:=[.$A13]*[.H$4]*[.$B$2]" office:value-type="currency" office:currency="EUR" office:value="36.288">
            <text:p>36,29 €</text:p>
          </table:table-cell>
          <table:table-cell table:style-name="ce9" table:formula="of:=[.$A13]*[.I$4]*[.$B$2]" office:value-type="currency" office:currency="EUR" office:value="155.52">
            <text:p>155,52 €</text:p>
          </table:table-cell>
          <table:table-cell table:style-name="ce9" table:formula="of:=[.$A13]*[.J$4]*[.$B$2]" office:value-type="currency" office:currency="EUR" office:value="1866.24">
            <text:p>1.866,24 €</text:p>
          </table:table-cell>
          <table:table-cell table:style-name="ce9" table:formula="of:=[.$A13]*[.K$4]*[.$B$2]" office:value-type="currency" office:currency="EUR" office:value="112.32">
            <text:p>112,32 €</text:p>
          </table:table-cell>
          <table:table-cell table:number-columns-repeated="1013"/>
        </table:table-row>
        <table:table-row table:style-name="ro1">
          <table:table-cell table:formula="of:=[.A13]+100" office:value-type="float" office:value="900">
            <text:p>900</text:p>
          </table:table-cell>
          <table:table-cell table:style-name="ce5" table:formula="of:=[.$A14]*[.B$5]*[.$B$2]" office:value-type="currency" office:currency="EUR" office:value="0.243">
            <text:p>0,24 €</text:p>
          </table:table-cell>
          <table:table-cell table:style-name="ce5" table:formula="of:=[.$A14]*[.C$5]*[.$B$2]" office:value-type="currency" office:currency="EUR" office:value="1.215">
            <text:p>1,22 €</text:p>
          </table:table-cell>
          <table:table-cell table:style-name="ce5" table:formula="of:=[.$A14]*[.D$5]*[.$B$2]" office:value-type="currency" office:currency="EUR" office:value="2.43">
            <text:p>2,43 €</text:p>
          </table:table-cell>
          <table:table-cell table:style-name="ce5" table:formula="of:=[.$A14]*[.E$5]*[.$B$2]" office:value-type="currency" office:currency="EUR" office:value="12.15">
            <text:p>12,15 €</text:p>
          </table:table-cell>
          <table:table-cell table:style-name="ce5" table:formula="of:=[.$A14]*[.F$5]*[.$B$2]" office:value-type="currency" office:currency="EUR" office:value="24.3">
            <text:p>24,30 €</text:p>
          </table:table-cell>
          <table:table-cell table:style-name="ce9" table:formula="of:=[.$A14]*[.G$4]*[.$B$2]" office:value-type="currency" office:currency="EUR" office:value="5.832">
            <text:p>5,83 €</text:p>
          </table:table-cell>
          <table:table-cell table:style-name="ce9" table:formula="of:=[.$A14]*[.H$4]*[.$B$2]" office:value-type="currency" office:currency="EUR" office:value="40.824">
            <text:p>40,82 €</text:p>
          </table:table-cell>
          <table:table-cell table:style-name="ce9" table:formula="of:=[.$A14]*[.I$4]*[.$B$2]" office:value-type="currency" office:currency="EUR" office:value="174.96">
            <text:p>174,96 €</text:p>
          </table:table-cell>
          <table:table-cell table:style-name="ce9" table:formula="of:=[.$A14]*[.J$4]*[.$B$2]" office:value-type="currency" office:currency="EUR" office:value="2099.52">
            <text:p>2.099,52 €</text:p>
          </table:table-cell>
          <table:table-cell table:style-name="ce9" table:formula="of:=[.$A14]*[.K$4]*[.$B$2]" office:value-type="currency" office:currency="EUR" office:value="126.36">
            <text:p>126,36 €</text:p>
          </table:table-cell>
          <table:table-cell table:number-columns-repeated="1013"/>
        </table:table-row>
        <table:table-row table:style-name="ro1">
          <table:table-cell table:formula="of:=[.A14]+100" office:value-type="float" office:value="1000">
            <text:p>1000</text:p>
          </table:table-cell>
          <table:table-cell table:style-name="ce5" table:formula="of:=[.$A15]*[.B$5]*[.$B$2]" office:value-type="currency" office:currency="EUR" office:value="0.27">
            <text:p>0,27 €</text:p>
          </table:table-cell>
          <table:table-cell table:style-name="ce5" table:formula="of:=[.$A15]*[.C$5]*[.$B$2]" office:value-type="currency" office:currency="EUR" office:value="1.35">
            <text:p>1,35 €</text:p>
          </table:table-cell>
          <table:table-cell table:style-name="ce5" table:formula="of:=[.$A15]*[.D$5]*[.$B$2]" office:value-type="currency" office:currency="EUR" office:value="2.7">
            <text:p>2,70 €</text:p>
          </table:table-cell>
          <table:table-cell table:style-name="ce5" table:formula="of:=[.$A15]*[.E$5]*[.$B$2]" office:value-type="currency" office:currency="EUR" office:value="13.5">
            <text:p>13,50 €</text:p>
          </table:table-cell>
          <table:table-cell table:style-name="ce5" table:formula="of:=[.$A15]*[.F$5]*[.$B$2]" office:value-type="currency" office:currency="EUR" office:value="27">
            <text:p>27,00 €</text:p>
          </table:table-cell>
          <table:table-cell table:style-name="ce9" table:formula="of:=[.$A15]*[.G$4]*[.$B$2]" office:value-type="currency" office:currency="EUR" office:value="6.48">
            <text:p>6,48 €</text:p>
          </table:table-cell>
          <table:table-cell table:style-name="ce9" table:formula="of:=[.$A15]*[.H$4]*[.$B$2]" office:value-type="currency" office:currency="EUR" office:value="45.36">
            <text:p>45,36 €</text:p>
          </table:table-cell>
          <table:table-cell table:style-name="ce9" table:formula="of:=[.$A15]*[.I$4]*[.$B$2]" office:value-type="currency" office:currency="EUR" office:value="194.4">
            <text:p>194,40 €</text:p>
          </table:table-cell>
          <table:table-cell table:style-name="ce9" table:formula="of:=[.$A15]*[.J$4]*[.$B$2]" office:value-type="currency" office:currency="EUR" office:value="2332.8">
            <text:p>2.332,80 €</text:p>
          </table:table-cell>
          <table:table-cell table:style-name="ce9" table:formula="of:=[.$A15]*[.K$4]*[.$B$2]" office:value-type="currency" office:currency="EUR" office:value="140.4">
            <text:p>140,40 €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style-name="ce5" table:formula="of:=[.$A16]*[.B$5]*[.$B$2]" office:value-type="currency" office:currency="EUR" office:value="0.00945">
            <text:p>0,01 €</text:p>
          </table:table-cell>
          <table:table-cell table:style-name="ce5" table:formula="of:=[.$A16]*[.C$5]*[.$B$2]" office:value-type="currency" office:currency="EUR" office:value="0.04725">
            <text:p>0,05 €</text:p>
          </table:table-cell>
          <table:table-cell table:style-name="ce5" table:formula="of:=[.$A16]*[.D$5]*[.$B$2]" office:value-type="currency" office:currency="EUR" office:value="0.0945">
            <text:p>0,09 €</text:p>
          </table:table-cell>
          <table:table-cell table:style-name="ce5" table:formula="of:=[.$A16]*[.E$5]*[.$B$2]" office:value-type="currency" office:currency="EUR" office:value="0.4725">
            <text:p>0,47 €</text:p>
          </table:table-cell>
          <table:table-cell table:style-name="ce5" table:formula="of:=[.$A16]*[.F$5]*[.$B$2]" office:value-type="currency" office:currency="EUR" office:value="0.945">
            <text:p>0,95 €</text:p>
          </table:table-cell>
          <table:table-cell table:style-name="ce9" table:formula="of:=[.$A16]*[.G$4]*[.$B$2]" office:value-type="currency" office:currency="EUR" office:value="0.2268">
            <text:p>0,23 €</text:p>
          </table:table-cell>
          <table:table-cell table:style-name="ce9" table:formula="of:=[.$A16]*[.H$4]*[.$B$2]" office:value-type="currency" office:currency="EUR" office:value="1.5876">
            <text:p>1,59 €</text:p>
          </table:table-cell>
          <table:table-cell table:style-name="ce9" table:formula="of:=[.$A16]*[.I$4]*[.$B$2]" office:value-type="currency" office:currency="EUR" office:value="6.804">
            <text:p>6,80 €</text:p>
          </table:table-cell>
          <table:table-cell table:style-name="ce9" table:formula="of:=[.$A16]*[.J$4]*[.$B$2]" office:value-type="currency" office:currency="EUR" office:value="81.648">
            <text:p>81,65 €</text:p>
          </table:table-cell>
          <table:table-cell table:style-name="ce9" table:formula="of:=[.$A16]*[.K$4]*[.$B$2]" office:value-type="currency" office:currency="EUR" office:value="4.914">
            <text:p>4,91 €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>
          <table:table-cell/>
          <table:table-cell office:value-type="string">
            <text:p>€</text:p>
          </table:table-cell>
          <table:table-cell table:number-columns-repeated="4"/>
          <table:table-cell office:value-type="string">
            <text:p>24 h / d</text:p>
          </table:table-cell>
          <table:table-cell table:number-columns-repeated="5"/>
          <table:table-cell office:value-type="string">
            <text:p>8 h / d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W</text:p>
          </table:table-cell>
          <table:table-cell table:style-name="ce5" office:value-type="currency" office:currency="EUR" office:value="1">
            <text:p>1,00 €</text:p>
          </table:table-cell>
          <table:table-cell table:style-name="ce5" office:value-type="currency" office:currency="EUR" office:value="5">
            <text:p>5,00 €</text:p>
          </table:table-cell>
          <table:table-cell table:style-name="ce5" office:value-type="currency" office:currency="EUR" office:value="10">
            <text:p>10,00 €</text:p>
          </table:table-cell>
          <table:table-cell table:style-name="ce5" office:value-type="currency" office:currency="EUR" office:value="50">
            <text:p>50,00 €</text:p>
          </table:table-cell>
          <table:table-cell table:style-name="ce5" office:value-type="currency" office:currency="EUR" office:value="100">
            <text:p>100,00 €</text:p>
          </table:table-cell>
          <table:table-cell/>
          <table:table-cell table:style-name="ce5" office:value-type="currency" office:currency="EUR" office:value="1">
            <text:p>1,00 €</text:p>
          </table:table-cell>
          <table:table-cell table:style-name="ce5" office:value-type="currency" office:currency="EUR" office:value="5">
            <text:p>5,00 €</text:p>
          </table:table-cell>
          <table:table-cell table:style-name="ce5" office:value-type="currency" office:currency="EUR" office:value="10">
            <text:p>10,00 €</text:p>
          </table:table-cell>
          <table:table-cell table:style-name="ce5" office:value-type="currency" office:currency="EUR" office:value="50">
            <text:p>50,00 €</text:p>
          </table:table-cell>
          <table:table-cell table:style-name="ce5" office:value-type="currency" office:currency="EUR" office:value="100">
            <text:p>100,00 €</text:p>
          </table:table-cell>
          <table:table-cell/>
          <table:table-cell table:style-name="ce5" office:value-type="currency" office:currency="EUR" office:value="1">
            <text:p>1,00 €</text:p>
          </table:table-cell>
          <table:table-cell table:style-name="ce5" office:value-type="currency" office:currency="EUR" office:value="5">
            <text:p>5,00 €</text:p>
          </table:table-cell>
          <table:table-cell table:style-name="ce5" office:value-type="currency" office:currency="EUR" office:value="10">
            <text:p>10,00 €</text:p>
          </table:table-cell>
          <table:table-cell table:style-name="ce5" office:value-type="currency" office:currency="EUR" office:value="50">
            <text:p>50,00 €</text:p>
          </table:table-cell>
          <table:table-cell table:style-name="ce5" office:value-type="currency" office:currency="EUR" office:value="100">
            <text:p>100,00 €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table:style-name="ce4" table:formula="of:=[.B$19]/([.$A20]*[.$B$2])" office:value-type="float" office:value="37.037037037037">
            <text:p>37 h</text:p>
          </table:table-cell>
          <table:table-cell table:style-name="ce4" table:formula="of:=[.C$19]/([.$A20]*[.$B$2])" office:value-type="float" office:value="185.185185185185">
            <text:p>185 h</text:p>
          </table:table-cell>
          <table:table-cell table:style-name="ce4" table:formula="of:=[.D$19]/([.$A20]*[.$B$2])" office:value-type="float" office:value="370.37037037037">
            <text:p>370 h</text:p>
          </table:table-cell>
          <table:table-cell table:style-name="ce4" table:formula="of:=[.E$19]/([.$A20]*[.$B$2])" office:value-type="float" office:value="1851.85185185185">
            <text:p>1852 h</text:p>
          </table:table-cell>
          <table:table-cell table:style-name="ce4" table:formula="of:=[.F$19]/([.$A20]*[.$B$2])" office:value-type="float" office:value="3703.7037037037">
            <text:p>3704 h</text:p>
          </table:table-cell>
          <table:table-cell office:value-type="float" office:value="100">
            <text:p>100</text:p>
          </table:table-cell>
          <table:table-cell table:formula="of:=INT([.B20]/24) &amp; &quot;d &quot; &amp; TEXT(ROUND(MOD([.B20];24);0);&quot;00&quot;) &amp; &quot;h&quot;" office:value-type="string" office:string-value="1d 13h">
            <text:p>1d 13h</text:p>
          </table:table-cell>
          <table:table-cell table:formula="of:=INT([.C20]/24) &amp; &quot;d &quot; &amp; TEXT(ROUND(MOD([.C20];24);0);&quot;00&quot;) &amp; &quot;h&quot;" office:value-type="string" office:string-value="7d 17h">
            <text:p>7d 17h</text:p>
          </table:table-cell>
          <table:table-cell table:formula="of:=INT([.D20]/24) &amp; &quot;d &quot; &amp; TEXT(ROUND(MOD([.D20];24);0);&quot;00&quot;) &amp; &quot;h&quot;" office:value-type="string" office:string-value="15d 10h">
            <text:p>15d 10h</text:p>
          </table:table-cell>
          <table:table-cell table:formula="of:=INT([.E20]/24) &amp; &quot;d &quot; &amp; TEXT(ROUND(MOD([.E20];24);0);&quot;00&quot;) &amp; &quot;h&quot;" office:value-type="string" office:string-value="77d 04h">
            <text:p>77d 04h</text:p>
          </table:table-cell>
          <table:table-cell table:formula="of:=INT([.F20]/24) &amp; &quot;d &quot; &amp; TEXT(ROUND(MOD([.F20];24);0);&quot;00&quot;) &amp; &quot;h&quot;" office:value-type="string" office:string-value="154d 08h">
            <text:p>154d 08h</text:p>
          </table:table-cell>
          <table:table-cell office:value-type="float" office:value="100">
            <text:p>100</text:p>
          </table:table-cell>
          <table:table-cell table:formula="of:=INT([.B20]/8) &amp; &quot;d &quot; &amp; TEXT(ROUND(MOD([.B20];8);0);&quot;0&quot;) &amp; &quot;h&quot;" office:value-type="string" office:string-value="4d 5h">
            <text:p>4d 5h</text:p>
          </table:table-cell>
          <table:table-cell table:formula="of:=INT([.C20]/8) &amp; &quot;d &quot; &amp; TEXT(ROUND(MOD([.C20];8);0);&quot;0&quot;) &amp; &quot;h&quot;" office:value-type="string" office:string-value="23d 1h">
            <text:p>23d 1h</text:p>
          </table:table-cell>
          <table:table-cell table:formula="of:=INT([.D20]/8) &amp; &quot;d &quot; &amp; TEXT(ROUND(MOD([.D20];8);0);&quot;0&quot;) &amp; &quot;h&quot;" office:value-type="string" office:string-value="46d 2h">
            <text:p>46d 2h</text:p>
          </table:table-cell>
          <table:table-cell table:formula="of:=INT([.E20]/8) &amp; &quot;d &quot; &amp; TEXT(ROUND(MOD([.E20];8);0);&quot;0&quot;) &amp; &quot;h&quot;" office:value-type="string" office:string-value="231d 4h">
            <text:p>231d 4h</text:p>
          </table:table-cell>
          <table:table-cell table:formula="of:=INT([.F20]/8) &amp; &quot;d &quot; &amp; TEXT(ROUND(MOD([.F20];8);0);&quot;0&quot;) &amp; &quot;h&quot;" office:value-type="string" office:string-value="462d 8h">
            <text:p>462d 8h</text:p>
          </table:table-cell>
          <table:table-cell table:number-columns-repeated="1006"/>
        </table:table-row>
        <table:table-row table:style-name="ro1">
          <table:table-cell table:formula="of:=[.A20]+100" office:value-type="float" office:value="200">
            <text:p>200</text:p>
          </table:table-cell>
          <table:table-cell table:style-name="ce4" table:formula="of:=[.B$19]/([.$A21]*[.$B$2])" office:value-type="float" office:value="18.5185185185185">
            <text:p>19 h</text:p>
          </table:table-cell>
          <table:table-cell table:style-name="ce4" table:formula="of:=[.C$19]/([.$A21]*[.$B$2])" office:value-type="float" office:value="92.5925925925926">
            <text:p>93 h</text:p>
          </table:table-cell>
          <table:table-cell table:style-name="ce4" table:formula="of:=[.D$19]/([.$A21]*[.$B$2])" office:value-type="float" office:value="185.185185185185">
            <text:p>185 h</text:p>
          </table:table-cell>
          <table:table-cell table:style-name="ce4" table:formula="of:=[.E$19]/([.$A21]*[.$B$2])" office:value-type="float" office:value="925.925925925926">
            <text:p>926 h</text:p>
          </table:table-cell>
          <table:table-cell table:style-name="ce4" table:formula="of:=[.F$19]/([.$A21]*[.$B$2])" office:value-type="float" office:value="1851.85185185185">
            <text:p>1852 h</text:p>
          </table:table-cell>
          <table:table-cell table:formula="of:=[.G20]+100" office:value-type="float" office:value="200">
            <text:p>200</text:p>
          </table:table-cell>
          <table:table-cell table:formula="of:=INT([.B21]/24) &amp; &quot;d &quot; &amp; TEXT(ROUND(MOD([.B21];24);0);&quot;00&quot;) &amp; &quot;h&quot;" office:value-type="string" office:string-value="0d 19h">
            <text:p>0d 19h</text:p>
          </table:table-cell>
          <table:table-cell table:formula="of:=INT([.C21]/24) &amp; &quot;d &quot; &amp; TEXT(ROUND(MOD([.C21];24);0);&quot;00&quot;) &amp; &quot;h&quot;" office:value-type="string" office:string-value="3d 21h">
            <text:p>3d 21h</text:p>
          </table:table-cell>
          <table:table-cell table:formula="of:=INT([.D21]/24) &amp; &quot;d &quot; &amp; TEXT(ROUND(MOD([.D21];24);0);&quot;00&quot;) &amp; &quot;h&quot;" office:value-type="string" office:string-value="7d 17h">
            <text:p>7d 17h</text:p>
          </table:table-cell>
          <table:table-cell table:formula="of:=INT([.E21]/24) &amp; &quot;d &quot; &amp; TEXT(ROUND(MOD([.E21];24);0);&quot;00&quot;) &amp; &quot;h&quot;" office:value-type="string" office:string-value="38d 14h">
            <text:p>38d 14h</text:p>
          </table:table-cell>
          <table:table-cell table:formula="of:=INT([.F21]/24) &amp; &quot;d &quot; &amp; TEXT(ROUND(MOD([.F21];24);0);&quot;00&quot;) &amp; &quot;h&quot;" office:value-type="string" office:string-value="77d 04h">
            <text:p>77d 04h</text:p>
          </table:table-cell>
          <table:table-cell table:formula="of:=[.M20]+100" office:value-type="float" office:value="200">
            <text:p>200</text:p>
          </table:table-cell>
          <table:table-cell table:formula="of:=INT([.B21]/8) &amp; &quot;d &quot; &amp; TEXT(ROUND(MOD([.B21];8);0);&quot;0&quot;) &amp; &quot;h&quot;" office:value-type="string" office:string-value="2d 3h">
            <text:p>2d 3h</text:p>
          </table:table-cell>
          <table:table-cell table:formula="of:=INT([.C21]/8) &amp; &quot;d &quot; &amp; TEXT(ROUND(MOD([.C21];8);0);&quot;0&quot;) &amp; &quot;h&quot;" office:value-type="string" office:string-value="11d 5h">
            <text:p>11d 5h</text:p>
          </table:table-cell>
          <table:table-cell table:formula="of:=INT([.D21]/8) &amp; &quot;d &quot; &amp; TEXT(ROUND(MOD([.D21];8);0);&quot;0&quot;) &amp; &quot;h&quot;" office:value-type="string" office:string-value="23d 1h">
            <text:p>23d 1h</text:p>
          </table:table-cell>
          <table:table-cell table:formula="of:=INT([.E21]/8) &amp; &quot;d &quot; &amp; TEXT(ROUND(MOD([.E21];8);0);&quot;0&quot;) &amp; &quot;h&quot;" office:value-type="string" office:string-value="115d 6h">
            <text:p>115d 6h</text:p>
          </table:table-cell>
          <table:table-cell table:formula="of:=INT([.F21]/8) &amp; &quot;d &quot; &amp; TEXT(ROUND(MOD([.F21];8);0);&quot;0&quot;) &amp; &quot;h&quot;" office:value-type="string" office:string-value="231d 4h">
            <text:p>231d 4h</text:p>
          </table:table-cell>
          <table:table-cell table:number-columns-repeated="1006"/>
        </table:table-row>
        <table:table-row table:style-name="ro1">
          <table:table-cell table:formula="of:=[.A21]+100" office:value-type="float" office:value="300">
            <text:p>300</text:p>
          </table:table-cell>
          <table:table-cell table:style-name="ce4" table:formula="of:=[.B$19]/([.$A22]*[.$B$2])" office:value-type="float" office:value="12.3456790123457">
            <text:p>12 h</text:p>
          </table:table-cell>
          <table:table-cell table:style-name="ce4" table:formula="of:=[.C$19]/([.$A22]*[.$B$2])" office:value-type="float" office:value="61.7283950617284">
            <text:p>62 h</text:p>
          </table:table-cell>
          <table:table-cell table:style-name="ce4" table:formula="of:=[.D$19]/([.$A22]*[.$B$2])" office:value-type="float" office:value="123.456790123457">
            <text:p>123 h</text:p>
          </table:table-cell>
          <table:table-cell table:style-name="ce4" table:formula="of:=[.E$19]/([.$A22]*[.$B$2])" office:value-type="float" office:value="617.283950617284">
            <text:p>617 h</text:p>
          </table:table-cell>
          <table:table-cell table:style-name="ce4" table:formula="of:=[.F$19]/([.$A22]*[.$B$2])" office:value-type="float" office:value="1234.56790123457">
            <text:p>1235 h</text:p>
          </table:table-cell>
          <table:table-cell table:formula="of:=[.G21]+100" office:value-type="float" office:value="300">
            <text:p>300</text:p>
          </table:table-cell>
          <table:table-cell table:formula="of:=INT([.B22]/24) &amp; &quot;d &quot; &amp; TEXT(ROUND(MOD([.B22];24);0);&quot;00&quot;) &amp; &quot;h&quot;" office:value-type="string" office:string-value="0d 12h">
            <text:p>0d 12h</text:p>
          </table:table-cell>
          <table:table-cell table:formula="of:=INT([.C22]/24) &amp; &quot;d &quot; &amp; TEXT(ROUND(MOD([.C22];24);0);&quot;00&quot;) &amp; &quot;h&quot;" office:value-type="string" office:string-value="2d 14h">
            <text:p>2d 14h</text:p>
          </table:table-cell>
          <table:table-cell table:formula="of:=INT([.D22]/24) &amp; &quot;d &quot; &amp; TEXT(ROUND(MOD([.D22];24);0);&quot;00&quot;) &amp; &quot;h&quot;" office:value-type="string" office:string-value="5d 03h">
            <text:p>5d 03h</text:p>
          </table:table-cell>
          <table:table-cell table:formula="of:=INT([.E22]/24) &amp; &quot;d &quot; &amp; TEXT(ROUND(MOD([.E22];24);0);&quot;00&quot;) &amp; &quot;h&quot;" office:value-type="string" office:string-value="25d 17h">
            <text:p>25d 17h</text:p>
          </table:table-cell>
          <table:table-cell table:formula="of:=INT([.F22]/24) &amp; &quot;d &quot; &amp; TEXT(ROUND(MOD([.F22];24);0);&quot;00&quot;) &amp; &quot;h&quot;" office:value-type="string" office:string-value="51d 11h">
            <text:p>51d 11h</text:p>
          </table:table-cell>
          <table:table-cell table:formula="of:=[.M21]+100" office:value-type="float" office:value="300">
            <text:p>300</text:p>
          </table:table-cell>
          <table:table-cell table:formula="of:=INT([.B22]/8) &amp; &quot;d &quot; &amp; TEXT(ROUND(MOD([.B22];8);0);&quot;0&quot;) &amp; &quot;h&quot;" office:value-type="string" office:string-value="1d 4h">
            <text:p>1d 4h</text:p>
          </table:table-cell>
          <table:table-cell table:formula="of:=INT([.C22]/8) &amp; &quot;d &quot; &amp; TEXT(ROUND(MOD([.C22];8);0);&quot;0&quot;) &amp; &quot;h&quot;" office:value-type="string" office:string-value="7d 6h">
            <text:p>7d 6h</text:p>
          </table:table-cell>
          <table:table-cell table:formula="of:=INT([.D22]/8) &amp; &quot;d &quot; &amp; TEXT(ROUND(MOD([.D22];8);0);&quot;0&quot;) &amp; &quot;h&quot;" office:value-type="string" office:string-value="15d 3h">
            <text:p>15d 3h</text:p>
          </table:table-cell>
          <table:table-cell table:formula="of:=INT([.E22]/8) &amp; &quot;d &quot; &amp; TEXT(ROUND(MOD([.E22];8);0);&quot;0&quot;) &amp; &quot;h&quot;" office:value-type="string" office:string-value="77d 1h">
            <text:p>77d 1h</text:p>
          </table:table-cell>
          <table:table-cell table:formula="of:=INT([.F22]/8) &amp; &quot;d &quot; &amp; TEXT(ROUND(MOD([.F22];8);0);&quot;0&quot;) &amp; &quot;h&quot;" office:value-type="string" office:string-value="154d 3h">
            <text:p>154d 3h</text:p>
          </table:table-cell>
          <table:table-cell table:number-columns-repeated="1006"/>
        </table:table-row>
        <table:table-row table:style-name="ro1">
          <table:table-cell table:formula="of:=[.A22]+100" office:value-type="float" office:value="400">
            <text:p>400</text:p>
          </table:table-cell>
          <table:table-cell table:style-name="ce4" table:formula="of:=[.B$19]/([.$A23]*[.$B$2])" office:value-type="float" office:value="9.25925925925926">
            <text:p>9 h</text:p>
          </table:table-cell>
          <table:table-cell table:style-name="ce4" table:formula="of:=[.C$19]/([.$A23]*[.$B$2])" office:value-type="float" office:value="46.2962962962963">
            <text:p>46 h</text:p>
          </table:table-cell>
          <table:table-cell table:style-name="ce4" table:formula="of:=[.D$19]/([.$A23]*[.$B$2])" office:value-type="float" office:value="92.5925925925926">
            <text:p>93 h</text:p>
          </table:table-cell>
          <table:table-cell table:style-name="ce4" table:formula="of:=[.E$19]/([.$A23]*[.$B$2])" office:value-type="float" office:value="462.962962962963">
            <text:p>463 h</text:p>
          </table:table-cell>
          <table:table-cell table:style-name="ce4" table:formula="of:=[.F$19]/([.$A23]*[.$B$2])" office:value-type="float" office:value="925.925925925926">
            <text:p>926 h</text:p>
          </table:table-cell>
          <table:table-cell table:formula="of:=[.G22]+100" office:value-type="float" office:value="400">
            <text:p>400</text:p>
          </table:table-cell>
          <table:table-cell table:formula="of:=INT([.B23]/24) &amp; &quot;d &quot; &amp; TEXT(ROUND(MOD([.B23];24);0);&quot;00&quot;) &amp; &quot;h&quot;" office:value-type="string" office:string-value="0d 09h">
            <text:p>0d 09h</text:p>
          </table:table-cell>
          <table:table-cell table:formula="of:=INT([.C23]/24) &amp; &quot;d &quot; &amp; TEXT(ROUND(MOD([.C23];24);0);&quot;00&quot;) &amp; &quot;h&quot;" office:value-type="string" office:string-value="1d 22h">
            <text:p>1d 22h</text:p>
          </table:table-cell>
          <table:table-cell table:formula="of:=INT([.D23]/24) &amp; &quot;d &quot; &amp; TEXT(ROUND(MOD([.D23];24);0);&quot;00&quot;) &amp; &quot;h&quot;" office:value-type="string" office:string-value="3d 21h">
            <text:p>3d 21h</text:p>
          </table:table-cell>
          <table:table-cell table:formula="of:=INT([.E23]/24) &amp; &quot;d &quot; &amp; TEXT(ROUND(MOD([.E23];24);0);&quot;00&quot;) &amp; &quot;h&quot;" office:value-type="string" office:string-value="19d 07h">
            <text:p>19d 07h</text:p>
          </table:table-cell>
          <table:table-cell table:formula="of:=INT([.F23]/24) &amp; &quot;d &quot; &amp; TEXT(ROUND(MOD([.F23];24);0);&quot;00&quot;) &amp; &quot;h&quot;" office:value-type="string" office:string-value="38d 14h">
            <text:p>38d 14h</text:p>
          </table:table-cell>
          <table:table-cell table:formula="of:=[.M22]+100" office:value-type="float" office:value="400">
            <text:p>400</text:p>
          </table:table-cell>
          <table:table-cell table:formula="of:=INT([.B23]/8) &amp; &quot;d &quot; &amp; TEXT(ROUND(MOD([.B23];8);0);&quot;0&quot;) &amp; &quot;h&quot;" office:value-type="string" office:string-value="1d 1h">
            <text:p>1d 1h</text:p>
          </table:table-cell>
          <table:table-cell table:formula="of:=INT([.C23]/8) &amp; &quot;d &quot; &amp; TEXT(ROUND(MOD([.C23];8);0);&quot;0&quot;) &amp; &quot;h&quot;" office:value-type="string" office:string-value="5d 6h">
            <text:p>5d 6h</text:p>
          </table:table-cell>
          <table:table-cell table:formula="of:=INT([.D23]/8) &amp; &quot;d &quot; &amp; TEXT(ROUND(MOD([.D23];8);0);&quot;0&quot;) &amp; &quot;h&quot;" office:value-type="string" office:string-value="11d 5h">
            <text:p>11d 5h</text:p>
          </table:table-cell>
          <table:table-cell table:formula="of:=INT([.E23]/8) &amp; &quot;d &quot; &amp; TEXT(ROUND(MOD([.E23];8);0);&quot;0&quot;) &amp; &quot;h&quot;" office:value-type="string" office:string-value="57d 7h">
            <text:p>57d 7h</text:p>
          </table:table-cell>
          <table:table-cell table:formula="of:=INT([.F23]/8) &amp; &quot;d &quot; &amp; TEXT(ROUND(MOD([.F23];8);0);&quot;0&quot;) &amp; &quot;h&quot;" office:value-type="string" office:string-value="115d 6h">
            <text:p>115d 6h</text:p>
          </table:table-cell>
          <table:table-cell table:number-columns-repeated="1006"/>
        </table:table-row>
        <table:table-row table:style-name="ro1">
          <table:table-cell table:formula="of:=[.A23]+100" office:value-type="float" office:value="500">
            <text:p>500</text:p>
          </table:table-cell>
          <table:table-cell table:style-name="ce4" table:formula="of:=[.B$19]/([.$A24]*[.$B$2])" office:value-type="float" office:value="7.40740740740741">
            <text:p>7 h</text:p>
          </table:table-cell>
          <table:table-cell table:style-name="ce4" table:formula="of:=[.C$19]/([.$A24]*[.$B$2])" office:value-type="float" office:value="37.037037037037">
            <text:p>37 h</text:p>
          </table:table-cell>
          <table:table-cell table:style-name="ce4" table:formula="of:=[.D$19]/([.$A24]*[.$B$2])" office:value-type="float" office:value="74.0740740740741">
            <text:p>74 h</text:p>
          </table:table-cell>
          <table:table-cell table:style-name="ce4" table:formula="of:=[.E$19]/([.$A24]*[.$B$2])" office:value-type="float" office:value="370.37037037037">
            <text:p>370 h</text:p>
          </table:table-cell>
          <table:table-cell table:style-name="ce4" table:formula="of:=[.F$19]/([.$A24]*[.$B$2])" office:value-type="float" office:value="740.740740740741">
            <text:p>741 h</text:p>
          </table:table-cell>
          <table:table-cell table:formula="of:=[.G23]+100" office:value-type="float" office:value="500">
            <text:p>500</text:p>
          </table:table-cell>
          <table:table-cell table:formula="of:=INT([.B24]/24) &amp; &quot;d &quot; &amp; TEXT(ROUND(MOD([.B24];24);0);&quot;00&quot;) &amp; &quot;h&quot;" office:value-type="string" office:string-value="0d 07h">
            <text:p>0d 07h</text:p>
          </table:table-cell>
          <table:table-cell table:formula="of:=INT([.C24]/24) &amp; &quot;d &quot; &amp; TEXT(ROUND(MOD([.C24];24);0);&quot;00&quot;) &amp; &quot;h&quot;" office:value-type="string" office:string-value="1d 13h">
            <text:p>1d 13h</text:p>
          </table:table-cell>
          <table:table-cell table:formula="of:=INT([.D24]/24) &amp; &quot;d &quot; &amp; TEXT(ROUND(MOD([.D24];24);0);&quot;00&quot;) &amp; &quot;h&quot;" office:value-type="string" office:string-value="3d 02h">
            <text:p>3d 02h</text:p>
          </table:table-cell>
          <table:table-cell table:formula="of:=INT([.E24]/24) &amp; &quot;d &quot; &amp; TEXT(ROUND(MOD([.E24];24);0);&quot;00&quot;) &amp; &quot;h&quot;" office:value-type="string" office:string-value="15d 10h">
            <text:p>15d 10h</text:p>
          </table:table-cell>
          <table:table-cell table:formula="of:=INT([.F24]/24) &amp; &quot;d &quot; &amp; TEXT(ROUND(MOD([.F24];24);0);&quot;00&quot;) &amp; &quot;h&quot;" office:value-type="string" office:string-value="30d 21h">
            <text:p>30d 21h</text:p>
          </table:table-cell>
          <table:table-cell table:formula="of:=[.M23]+100" office:value-type="float" office:value="500">
            <text:p>500</text:p>
          </table:table-cell>
          <table:table-cell table:formula="of:=INT([.B24]/8) &amp; &quot;d &quot; &amp; TEXT(ROUND(MOD([.B24];8);0);&quot;0&quot;) &amp; &quot;h&quot;" office:value-type="string" office:string-value="0d 7h">
            <text:p>0d 7h</text:p>
          </table:table-cell>
          <table:table-cell table:formula="of:=INT([.C24]/8) &amp; &quot;d &quot; &amp; TEXT(ROUND(MOD([.C24];8);0);&quot;0&quot;) &amp; &quot;h&quot;" office:value-type="string" office:string-value="4d 5h">
            <text:p>4d 5h</text:p>
          </table:table-cell>
          <table:table-cell table:formula="of:=INT([.D24]/8) &amp; &quot;d &quot; &amp; TEXT(ROUND(MOD([.D24];8);0);&quot;0&quot;) &amp; &quot;h&quot;" office:value-type="string" office:string-value="9d 2h">
            <text:p>9d 2h</text:p>
          </table:table-cell>
          <table:table-cell table:formula="of:=INT([.E24]/8) &amp; &quot;d &quot; &amp; TEXT(ROUND(MOD([.E24];8);0);&quot;0&quot;) &amp; &quot;h&quot;" office:value-type="string" office:string-value="46d 2h">
            <text:p>46d 2h</text:p>
          </table:table-cell>
          <table:table-cell table:formula="of:=INT([.F24]/8) &amp; &quot;d &quot; &amp; TEXT(ROUND(MOD([.F24];8);0);&quot;0&quot;) &amp; &quot;h&quot;" office:value-type="string" office:string-value="92d 5h">
            <text:p>92d 5h</text:p>
          </table:table-cell>
          <table:table-cell table:number-columns-repeated="1006"/>
        </table:table-row>
        <table:table-row table:style-name="ro1">
          <table:table-cell table:formula="of:=[.A24]+100" office:value-type="float" office:value="600">
            <text:p>600</text:p>
          </table:table-cell>
          <table:table-cell table:style-name="ce4" table:formula="of:=[.B$19]/([.$A25]*[.$B$2])" office:value-type="float" office:value="6.17283950617284">
            <text:p>6 h</text:p>
          </table:table-cell>
          <table:table-cell table:style-name="ce4" table:formula="of:=[.C$19]/([.$A25]*[.$B$2])" office:value-type="float" office:value="30.8641975308642">
            <text:p>31 h</text:p>
          </table:table-cell>
          <table:table-cell table:style-name="ce4" table:formula="of:=[.D$19]/([.$A25]*[.$B$2])" office:value-type="float" office:value="61.7283950617284">
            <text:p>62 h</text:p>
          </table:table-cell>
          <table:table-cell table:style-name="ce4" table:formula="of:=[.E$19]/([.$A25]*[.$B$2])" office:value-type="float" office:value="308.641975308642">
            <text:p>309 h</text:p>
          </table:table-cell>
          <table:table-cell table:style-name="ce4" table:formula="of:=[.F$19]/([.$A25]*[.$B$2])" office:value-type="float" office:value="617.283950617284">
            <text:p>617 h</text:p>
          </table:table-cell>
          <table:table-cell table:formula="of:=[.G24]+100" office:value-type="float" office:value="600">
            <text:p>600</text:p>
          </table:table-cell>
          <table:table-cell table:formula="of:=INT([.B25]/24) &amp; &quot;d &quot; &amp; TEXT(ROUND(MOD([.B25];24);0);&quot;00&quot;) &amp; &quot;h&quot;" office:value-type="string" office:string-value="0d 06h">
            <text:p>0d 06h</text:p>
          </table:table-cell>
          <table:table-cell table:formula="of:=INT([.C25]/24) &amp; &quot;d &quot; &amp; TEXT(ROUND(MOD([.C25];24);0);&quot;00&quot;) &amp; &quot;h&quot;" office:value-type="string" office:string-value="1d 07h">
            <text:p>1d 07h</text:p>
          </table:table-cell>
          <table:table-cell table:formula="of:=INT([.D25]/24) &amp; &quot;d &quot; &amp; TEXT(ROUND(MOD([.D25];24);0);&quot;00&quot;) &amp; &quot;h&quot;" office:value-type="string" office:string-value="2d 14h">
            <text:p>2d 14h</text:p>
          </table:table-cell>
          <table:table-cell table:formula="of:=INT([.E25]/24) &amp; &quot;d &quot; &amp; TEXT(ROUND(MOD([.E25];24);0);&quot;00&quot;) &amp; &quot;h&quot;" office:value-type="string" office:string-value="12d 21h">
            <text:p>12d 21h</text:p>
          </table:table-cell>
          <table:table-cell table:formula="of:=INT([.F25]/24) &amp; &quot;d &quot; &amp; TEXT(ROUND(MOD([.F25];24);0);&quot;00&quot;) &amp; &quot;h&quot;" office:value-type="string" office:string-value="25d 17h">
            <text:p>25d 17h</text:p>
          </table:table-cell>
          <table:table-cell table:formula="of:=[.M24]+100" office:value-type="float" office:value="600">
            <text:p>600</text:p>
          </table:table-cell>
          <table:table-cell table:formula="of:=INT([.B25]/8) &amp; &quot;d &quot; &amp; TEXT(ROUND(MOD([.B25];8);0);&quot;0&quot;) &amp; &quot;h&quot;" office:value-type="string" office:string-value="0d 6h">
            <text:p>0d 6h</text:p>
          </table:table-cell>
          <table:table-cell table:formula="of:=INT([.C25]/8) &amp; &quot;d &quot; &amp; TEXT(ROUND(MOD([.C25];8);0);&quot;0&quot;) &amp; &quot;h&quot;" office:value-type="string" office:string-value="3d 7h">
            <text:p>3d 7h</text:p>
          </table:table-cell>
          <table:table-cell table:formula="of:=INT([.D25]/8) &amp; &quot;d &quot; &amp; TEXT(ROUND(MOD([.D25];8);0);&quot;0&quot;) &amp; &quot;h&quot;" office:value-type="string" office:string-value="7d 6h">
            <text:p>7d 6h</text:p>
          </table:table-cell>
          <table:table-cell table:formula="of:=INT([.E25]/8) &amp; &quot;d &quot; &amp; TEXT(ROUND(MOD([.E25];8);0);&quot;0&quot;) &amp; &quot;h&quot;" office:value-type="string" office:string-value="38d 5h">
            <text:p>38d 5h</text:p>
          </table:table-cell>
          <table:table-cell table:formula="of:=INT([.F25]/8) &amp; &quot;d &quot; &amp; TEXT(ROUND(MOD([.F25];8);0);&quot;0&quot;) &amp; &quot;h&quot;" office:value-type="string" office:string-value="77d 1h">
            <text:p>77d 1h</text:p>
          </table:table-cell>
          <table:table-cell table:number-columns-repeated="1006"/>
        </table:table-row>
        <table:table-row table:style-name="ro1">
          <table:table-cell table:formula="of:=[.A25]+100" office:value-type="float" office:value="700">
            <text:p>700</text:p>
          </table:table-cell>
          <table:table-cell table:style-name="ce4" table:formula="of:=[.B$19]/([.$A26]*[.$B$2])" office:value-type="float" office:value="5.29100529100529">
            <text:p>5 h</text:p>
          </table:table-cell>
          <table:table-cell table:style-name="ce4" table:formula="of:=[.C$19]/([.$A26]*[.$B$2])" office:value-type="float" office:value="26.4550264550265">
            <text:p>26 h</text:p>
          </table:table-cell>
          <table:table-cell table:style-name="ce4" table:formula="of:=[.D$19]/([.$A26]*[.$B$2])" office:value-type="float" office:value="52.9100529100529">
            <text:p>53 h</text:p>
          </table:table-cell>
          <table:table-cell table:style-name="ce4" table:formula="of:=[.E$19]/([.$A26]*[.$B$2])" office:value-type="float" office:value="264.550264550265">
            <text:p>265 h</text:p>
          </table:table-cell>
          <table:table-cell table:style-name="ce4" table:formula="of:=[.F$19]/([.$A26]*[.$B$2])" office:value-type="float" office:value="529.100529100529">
            <text:p>529 h</text:p>
          </table:table-cell>
          <table:table-cell table:formula="of:=[.G25]+100" office:value-type="float" office:value="700">
            <text:p>700</text:p>
          </table:table-cell>
          <table:table-cell table:formula="of:=INT([.B26]/24) &amp; &quot;d &quot; &amp; TEXT(ROUND(MOD([.B26];24);0);&quot;00&quot;) &amp; &quot;h&quot;" office:value-type="string" office:string-value="0d 05h">
            <text:p>0d 05h</text:p>
          </table:table-cell>
          <table:table-cell table:formula="of:=INT([.C26]/24) &amp; &quot;d &quot; &amp; TEXT(ROUND(MOD([.C26];24);0);&quot;00&quot;) &amp; &quot;h&quot;" office:value-type="string" office:string-value="1d 02h">
            <text:p>1d 02h</text:p>
          </table:table-cell>
          <table:table-cell table:formula="of:=INT([.D26]/24) &amp; &quot;d &quot; &amp; TEXT(ROUND(MOD([.D26];24);0);&quot;00&quot;) &amp; &quot;h&quot;" office:value-type="string" office:string-value="2d 05h">
            <text:p>2d 05h</text:p>
          </table:table-cell>
          <table:table-cell table:formula="of:=INT([.E26]/24) &amp; &quot;d &quot; &amp; TEXT(ROUND(MOD([.E26];24);0);&quot;00&quot;) &amp; &quot;h&quot;" office:value-type="string" office:string-value="11d 01h">
            <text:p>11d 01h</text:p>
          </table:table-cell>
          <table:table-cell table:formula="of:=INT([.F26]/24) &amp; &quot;d &quot; &amp; TEXT(ROUND(MOD([.F26];24);0);&quot;00&quot;) &amp; &quot;h&quot;" office:value-type="string" office:string-value="22d 01h">
            <text:p>22d 01h</text:p>
          </table:table-cell>
          <table:table-cell table:formula="of:=[.M25]+100" office:value-type="float" office:value="700">
            <text:p>700</text:p>
          </table:table-cell>
          <table:table-cell table:formula="of:=INT([.B26]/8) &amp; &quot;d &quot; &amp; TEXT(ROUND(MOD([.B26];8);0);&quot;0&quot;) &amp; &quot;h&quot;" office:value-type="string" office:string-value="0d 5h">
            <text:p>0d 5h</text:p>
          </table:table-cell>
          <table:table-cell table:formula="of:=INT([.C26]/8) &amp; &quot;d &quot; &amp; TEXT(ROUND(MOD([.C26];8);0);&quot;0&quot;) &amp; &quot;h&quot;" office:value-type="string" office:string-value="3d 2h">
            <text:p>3d 2h</text:p>
          </table:table-cell>
          <table:table-cell table:formula="of:=INT([.D26]/8) &amp; &quot;d &quot; &amp; TEXT(ROUND(MOD([.D26];8);0);&quot;0&quot;) &amp; &quot;h&quot;" office:value-type="string" office:string-value="6d 5h">
            <text:p>6d 5h</text:p>
          </table:table-cell>
          <table:table-cell table:formula="of:=INT([.E26]/8) &amp; &quot;d &quot; &amp; TEXT(ROUND(MOD([.E26];8);0);&quot;0&quot;) &amp; &quot;h&quot;" office:value-type="string" office:string-value="33d 1h">
            <text:p>33d 1h</text:p>
          </table:table-cell>
          <table:table-cell table:formula="of:=INT([.F26]/8) &amp; &quot;d &quot; &amp; TEXT(ROUND(MOD([.F26];8);0);&quot;0&quot;) &amp; &quot;h&quot;" office:value-type="string" office:string-value="66d 1h">
            <text:p>66d 1h</text:p>
          </table:table-cell>
          <table:table-cell table:number-columns-repeated="1006"/>
        </table:table-row>
        <table:table-row table:style-name="ro1">
          <table:table-cell table:formula="of:=[.A26]+100" office:value-type="float" office:value="800">
            <text:p>800</text:p>
          </table:table-cell>
          <table:table-cell table:style-name="ce4" table:formula="of:=[.B$19]/([.$A27]*[.$B$2])" office:value-type="float" office:value="4.62962962962963">
            <text:p>5 h</text:p>
          </table:table-cell>
          <table:table-cell table:style-name="ce4" table:formula="of:=[.C$19]/([.$A27]*[.$B$2])" office:value-type="float" office:value="23.1481481481481">
            <text:p>23 h</text:p>
          </table:table-cell>
          <table:table-cell table:style-name="ce4" table:formula="of:=[.D$19]/([.$A27]*[.$B$2])" office:value-type="float" office:value="46.2962962962963">
            <text:p>46 h</text:p>
          </table:table-cell>
          <table:table-cell table:style-name="ce4" table:formula="of:=[.E$19]/([.$A27]*[.$B$2])" office:value-type="float" office:value="231.481481481481">
            <text:p>231 h</text:p>
          </table:table-cell>
          <table:table-cell table:style-name="ce4" table:formula="of:=[.F$19]/([.$A27]*[.$B$2])" office:value-type="float" office:value="462.962962962963">
            <text:p>463 h</text:p>
          </table:table-cell>
          <table:table-cell table:formula="of:=[.G26]+100" office:value-type="float" office:value="800">
            <text:p>800</text:p>
          </table:table-cell>
          <table:table-cell table:formula="of:=INT([.B27]/24) &amp; &quot;d &quot; &amp; TEXT(ROUND(MOD([.B27];24);0);&quot;00&quot;) &amp; &quot;h&quot;" office:value-type="string" office:string-value="0d 05h">
            <text:p>0d 05h</text:p>
          </table:table-cell>
          <table:table-cell table:formula="of:=INT([.C27]/24) &amp; &quot;d &quot; &amp; TEXT(ROUND(MOD([.C27];24);0);&quot;00&quot;) &amp; &quot;h&quot;" office:value-type="string" office:string-value="0d 23h">
            <text:p>0d 23h</text:p>
          </table:table-cell>
          <table:table-cell table:formula="of:=INT([.D27]/24) &amp; &quot;d &quot; &amp; TEXT(ROUND(MOD([.D27];24);0);&quot;00&quot;) &amp; &quot;h&quot;" office:value-type="string" office:string-value="1d 22h">
            <text:p>1d 22h</text:p>
          </table:table-cell>
          <table:table-cell table:formula="of:=INT([.E27]/24) &amp; &quot;d &quot; &amp; TEXT(ROUND(MOD([.E27];24);0);&quot;00&quot;) &amp; &quot;h&quot;" office:value-type="string" office:string-value="9d 15h">
            <text:p>9d 15h</text:p>
          </table:table-cell>
          <table:table-cell table:formula="of:=INT([.F27]/24) &amp; &quot;d &quot; &amp; TEXT(ROUND(MOD([.F27];24);0);&quot;00&quot;) &amp; &quot;h&quot;" office:value-type="string" office:string-value="19d 07h">
            <text:p>19d 07h</text:p>
          </table:table-cell>
          <table:table-cell table:formula="of:=[.M26]+100" office:value-type="float" office:value="800">
            <text:p>800</text:p>
          </table:table-cell>
          <table:table-cell table:formula="of:=INT([.B27]/8) &amp; &quot;d &quot; &amp; TEXT(ROUND(MOD([.B27];8);0);&quot;0&quot;) &amp; &quot;h&quot;" office:value-type="string" office:string-value="0d 5h">
            <text:p>0d 5h</text:p>
          </table:table-cell>
          <table:table-cell table:formula="of:=INT([.C27]/8) &amp; &quot;d &quot; &amp; TEXT(ROUND(MOD([.C27];8);0);&quot;0&quot;) &amp; &quot;h&quot;" office:value-type="string" office:string-value="2d 7h">
            <text:p>2d 7h</text:p>
          </table:table-cell>
          <table:table-cell table:formula="of:=INT([.D27]/8) &amp; &quot;d &quot; &amp; TEXT(ROUND(MOD([.D27];8);0);&quot;0&quot;) &amp; &quot;h&quot;" office:value-type="string" office:string-value="5d 6h">
            <text:p>5d 6h</text:p>
          </table:table-cell>
          <table:table-cell table:formula="of:=INT([.E27]/8) &amp; &quot;d &quot; &amp; TEXT(ROUND(MOD([.E27];8);0);&quot;0&quot;) &amp; &quot;h&quot;" office:value-type="string" office:string-value="28d 7h">
            <text:p>28d 7h</text:p>
          </table:table-cell>
          <table:table-cell table:formula="of:=INT([.F27]/8) &amp; &quot;d &quot; &amp; TEXT(ROUND(MOD([.F27];8);0);&quot;0&quot;) &amp; &quot;h&quot;" office:value-type="string" office:string-value="57d 7h">
            <text:p>57d 7h</text:p>
          </table:table-cell>
          <table:table-cell table:number-columns-repeated="1006"/>
        </table:table-row>
        <table:table-row table:style-name="ro1">
          <table:table-cell table:formula="of:=[.A27]+100" office:value-type="float" office:value="900">
            <text:p>900</text:p>
          </table:table-cell>
          <table:table-cell table:style-name="ce4" table:formula="of:=[.B$19]/([.$A28]*[.$B$2])" office:value-type="float" office:value="4.11522633744856">
            <text:p>4 h</text:p>
          </table:table-cell>
          <table:table-cell table:style-name="ce4" table:formula="of:=[.C$19]/([.$A28]*[.$B$2])" office:value-type="float" office:value="20.5761316872428">
            <text:p>21 h</text:p>
          </table:table-cell>
          <table:table-cell table:style-name="ce4" table:formula="of:=[.D$19]/([.$A28]*[.$B$2])" office:value-type="float" office:value="41.1522633744856">
            <text:p>41 h</text:p>
          </table:table-cell>
          <table:table-cell table:style-name="ce4" table:formula="of:=[.E$19]/([.$A28]*[.$B$2])" office:value-type="float" office:value="205.761316872428">
            <text:p>206 h</text:p>
          </table:table-cell>
          <table:table-cell table:style-name="ce4" table:formula="of:=[.F$19]/([.$A28]*[.$B$2])" office:value-type="float" office:value="411.522633744856">
            <text:p>412 h</text:p>
          </table:table-cell>
          <table:table-cell table:formula="of:=[.G27]+100" office:value-type="float" office:value="900">
            <text:p>900</text:p>
          </table:table-cell>
          <table:table-cell table:formula="of:=INT([.B28]/24) &amp; &quot;d &quot; &amp; TEXT(ROUND(MOD([.B28];24);0);&quot;00&quot;) &amp; &quot;h&quot;" office:value-type="string" office:string-value="0d 04h">
            <text:p>0d 04h</text:p>
          </table:table-cell>
          <table:table-cell table:formula="of:=INT([.C28]/24) &amp; &quot;d &quot; &amp; TEXT(ROUND(MOD([.C28];24);0);&quot;00&quot;) &amp; &quot;h&quot;" office:value-type="string" office:string-value="0d 21h">
            <text:p>0d 21h</text:p>
          </table:table-cell>
          <table:table-cell table:formula="of:=INT([.D28]/24) &amp; &quot;d &quot; &amp; TEXT(ROUND(MOD([.D28];24);0);&quot;00&quot;) &amp; &quot;h&quot;" office:value-type="string" office:string-value="1d 17h">
            <text:p>1d 17h</text:p>
          </table:table-cell>
          <table:table-cell table:formula="of:=INT([.E28]/24) &amp; &quot;d &quot; &amp; TEXT(ROUND(MOD([.E28];24);0);&quot;00&quot;) &amp; &quot;h&quot;" office:value-type="string" office:string-value="8d 14h">
            <text:p>8d 14h</text:p>
          </table:table-cell>
          <table:table-cell table:formula="of:=INT([.F28]/24) &amp; &quot;d &quot; &amp; TEXT(ROUND(MOD([.F28];24);0);&quot;00&quot;) &amp; &quot;h&quot;" office:value-type="string" office:string-value="17d 04h">
            <text:p>17d 04h</text:p>
          </table:table-cell>
          <table:table-cell table:formula="of:=[.M27]+100" office:value-type="float" office:value="900">
            <text:p>900</text:p>
          </table:table-cell>
          <table:table-cell table:formula="of:=INT([.B28]/8) &amp; &quot;d &quot; &amp; TEXT(ROUND(MOD([.B28];8);0);&quot;0&quot;) &amp; &quot;h&quot;" office:value-type="string" office:string-value="0d 4h">
            <text:p>0d 4h</text:p>
          </table:table-cell>
          <table:table-cell table:formula="of:=INT([.C28]/8) &amp; &quot;d &quot; &amp; TEXT(ROUND(MOD([.C28];8);0);&quot;0&quot;) &amp; &quot;h&quot;" office:value-type="string" office:string-value="2d 5h">
            <text:p>2d 5h</text:p>
          </table:table-cell>
          <table:table-cell table:formula="of:=INT([.D28]/8) &amp; &quot;d &quot; &amp; TEXT(ROUND(MOD([.D28];8);0);&quot;0&quot;) &amp; &quot;h&quot;" office:value-type="string" office:string-value="5d 1h">
            <text:p>5d 1h</text:p>
          </table:table-cell>
          <table:table-cell table:formula="of:=INT([.E28]/8) &amp; &quot;d &quot; &amp; TEXT(ROUND(MOD([.E28];8);0);&quot;0&quot;) &amp; &quot;h&quot;" office:value-type="string" office:string-value="25d 6h">
            <text:p>25d 6h</text:p>
          </table:table-cell>
          <table:table-cell table:formula="of:=INT([.F28]/8) &amp; &quot;d &quot; &amp; TEXT(ROUND(MOD([.F28];8);0);&quot;0&quot;) &amp; &quot;h&quot;" office:value-type="string" office:string-value="51d 4h">
            <text:p>51d 4h</text:p>
          </table:table-cell>
          <table:table-cell table:number-columns-repeated="1006"/>
        </table:table-row>
        <table:table-row table:style-name="ro1">
          <table:table-cell table:formula="of:=[.A28]+100" office:value-type="float" office:value="1000">
            <text:p>1000</text:p>
          </table:table-cell>
          <table:table-cell table:style-name="ce4" table:formula="of:=[.B$19]/([.$A29]*[.$B$2])" office:value-type="float" office:value="3.7037037037037">
            <text:p>4 h</text:p>
          </table:table-cell>
          <table:table-cell table:style-name="ce4" table:formula="of:=[.C$19]/([.$A29]*[.$B$2])" office:value-type="float" office:value="18.5185185185185">
            <text:p>19 h</text:p>
          </table:table-cell>
          <table:table-cell table:style-name="ce4" table:formula="of:=[.D$19]/([.$A29]*[.$B$2])" office:value-type="float" office:value="37.037037037037">
            <text:p>37 h</text:p>
          </table:table-cell>
          <table:table-cell table:style-name="ce4" table:formula="of:=[.E$19]/([.$A29]*[.$B$2])" office:value-type="float" office:value="185.185185185185">
            <text:p>185 h</text:p>
          </table:table-cell>
          <table:table-cell table:style-name="ce4" table:formula="of:=[.F$19]/([.$A29]*[.$B$2])" office:value-type="float" office:value="370.37037037037">
            <text:p>370 h</text:p>
          </table:table-cell>
          <table:table-cell table:formula="of:=[.G28]+100" office:value-type="float" office:value="1000">
            <text:p>1000</text:p>
          </table:table-cell>
          <table:table-cell table:formula="of:=INT([.B29]/24) &amp; &quot;d &quot; &amp; TEXT(ROUND(MOD([.B29];24);0);&quot;00&quot;) &amp; &quot;h&quot;" office:value-type="string" office:string-value="0d 04h">
            <text:p>0d 04h</text:p>
          </table:table-cell>
          <table:table-cell table:formula="of:=INT([.C29]/24) &amp; &quot;d &quot; &amp; TEXT(ROUND(MOD([.C29];24);0);&quot;00&quot;) &amp; &quot;h&quot;" office:value-type="string" office:string-value="0d 19h">
            <text:p>0d 19h</text:p>
          </table:table-cell>
          <table:table-cell table:formula="of:=INT([.D29]/24) &amp; &quot;d &quot; &amp; TEXT(ROUND(MOD([.D29];24);0);&quot;00&quot;) &amp; &quot;h&quot;" office:value-type="string" office:string-value="1d 13h">
            <text:p>1d 13h</text:p>
          </table:table-cell>
          <table:table-cell table:formula="of:=INT([.E29]/24) &amp; &quot;d &quot; &amp; TEXT(ROUND(MOD([.E29];24);0);&quot;00&quot;) &amp; &quot;h&quot;" office:value-type="string" office:string-value="7d 17h">
            <text:p>7d 17h</text:p>
          </table:table-cell>
          <table:table-cell table:formula="of:=INT([.F29]/24) &amp; &quot;d &quot; &amp; TEXT(ROUND(MOD([.F29];24);0);&quot;00&quot;) &amp; &quot;h&quot;" office:value-type="string" office:string-value="15d 10h">
            <text:p>15d 10h</text:p>
          </table:table-cell>
          <table:table-cell table:formula="of:=[.M28]+100" office:value-type="float" office:value="1000">
            <text:p>1000</text:p>
          </table:table-cell>
          <table:table-cell table:formula="of:=INT([.B29]/8) &amp; &quot;d &quot; &amp; TEXT(ROUND(MOD([.B29];8);0);&quot;0&quot;) &amp; &quot;h&quot;" office:value-type="string" office:string-value="0d 4h">
            <text:p>0d 4h</text:p>
          </table:table-cell>
          <table:table-cell table:formula="of:=INT([.C29]/8) &amp; &quot;d &quot; &amp; TEXT(ROUND(MOD([.C29];8);0);&quot;0&quot;) &amp; &quot;h&quot;" office:value-type="string" office:string-value="2d 3h">
            <text:p>2d 3h</text:p>
          </table:table-cell>
          <table:table-cell table:formula="of:=INT([.D29]/8) &amp; &quot;d &quot; &amp; TEXT(ROUND(MOD([.D29];8);0);&quot;0&quot;) &amp; &quot;h&quot;" office:value-type="string" office:string-value="4d 5h">
            <text:p>4d 5h</text:p>
          </table:table-cell>
          <table:table-cell table:formula="of:=INT([.E29]/8) &amp; &quot;d &quot; &amp; TEXT(ROUND(MOD([.E29];8);0);&quot;0&quot;) &amp; &quot;h&quot;" office:value-type="string" office:string-value="23d 1h">
            <text:p>23d 1h</text:p>
          </table:table-cell>
          <table:table-cell table:formula="of:=INT([.F29]/8) &amp; &quot;d &quot; &amp; TEXT(ROUND(MOD([.F29];8);0);&quot;0&quot;) &amp; &quot;h&quot;" office:value-type="string" office:string-value="46d 2h">
            <text:p>46d 2h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table:style-name="ce4" table:formula="of:=[.B$19]/([.$A30]*[.$B$2])" office:value-type="float" office:value="105.820105820106">
            <text:p>106 h</text:p>
          </table:table-cell>
          <table:table-cell table:style-name="ce4" table:formula="of:=[.C$19]/([.$A30]*[.$B$2])" office:value-type="float" office:value="529.100529100529">
            <text:p>529 h</text:p>
          </table:table-cell>
          <table:table-cell table:style-name="ce4" table:formula="of:=[.D$19]/([.$A30]*[.$B$2])" office:value-type="float" office:value="1058.20105820106">
            <text:p>1058 h</text:p>
          </table:table-cell>
          <table:table-cell table:style-name="ce4" table:formula="of:=[.E$19]/([.$A30]*[.$B$2])" office:value-type="float" office:value="5291.00529100529">
            <text:p>5291 h</text:p>
          </table:table-cell>
          <table:table-cell table:style-name="ce4" table:formula="of:=[.F$19]/([.$A30]*[.$B$2])" office:value-type="float" office:value="10582.0105820106">
            <text:p>10582 h</text:p>
          </table:table-cell>
          <table:table-cell table:formula="of:=[.G29]+100" office:value-type="float" office:value="1100">
            <text:p>1100</text:p>
          </table:table-cell>
          <table:table-cell table:formula="of:=INT([.B30]/24) &amp; &quot;d &quot; &amp; TEXT(ROUND(MOD([.B30];24);0);&quot;00&quot;) &amp; &quot;h&quot;" office:value-type="string" office:string-value="4d 10h">
            <text:p>4d 10h</text:p>
          </table:table-cell>
          <table:table-cell table:formula="of:=INT([.C30]/24) &amp; &quot;d &quot; &amp; TEXT(ROUND(MOD([.C30];24);0);&quot;00&quot;) &amp; &quot;h&quot;" office:value-type="string" office:string-value="22d 01h">
            <text:p>22d 01h</text:p>
          </table:table-cell>
          <table:table-cell table:formula="of:=INT([.D30]/24) &amp; &quot;d &quot; &amp; TEXT(ROUND(MOD([.D30];24);0);&quot;00&quot;) &amp; &quot;h&quot;" office:value-type="string" office:string-value="44d 02h">
            <text:p>44d 02h</text:p>
          </table:table-cell>
          <table:table-cell table:formula="of:=INT([.E30]/24) &amp; &quot;d &quot; &amp; TEXT(ROUND(MOD([.E30];24);0);&quot;00&quot;) &amp; &quot;h&quot;" office:value-type="string" office:string-value="220d 11h">
            <text:p>220d 11h</text:p>
          </table:table-cell>
          <table:table-cell table:formula="of:=INT([.F30]/24) &amp; &quot;d &quot; &amp; TEXT(ROUND(MOD([.F30];24);0);&quot;00&quot;) &amp; &quot;h&quot;" office:value-type="string" office:string-value="440d 22h">
            <text:p>440d 22h</text:p>
          </table:table-cell>
          <table:table-cell table:formula="of:=[.M29]+100" office:value-type="float" office:value="1100">
            <text:p>1100</text:p>
          </table:table-cell>
          <table:table-cell table:formula="of:=INT([.B30]/8) &amp; &quot;d &quot; &amp; TEXT(ROUND(MOD([.B30];8);0);&quot;0&quot;) &amp; &quot;h&quot;" office:value-type="string" office:string-value="13d 2h">
            <text:p>13d 2h</text:p>
          </table:table-cell>
          <table:table-cell table:formula="of:=INT([.C30]/8) &amp; &quot;d &quot; &amp; TEXT(ROUND(MOD([.C30];8);0);&quot;0&quot;) &amp; &quot;h&quot;" office:value-type="string" office:string-value="66d 1h">
            <text:p>66d 1h</text:p>
          </table:table-cell>
          <table:table-cell table:formula="of:=INT([.D30]/8) &amp; &quot;d &quot; &amp; TEXT(ROUND(MOD([.D30];8);0);&quot;0&quot;) &amp; &quot;h&quot;" office:value-type="string" office:string-value="132d 2h">
            <text:p>132d 2h</text:p>
          </table:table-cell>
          <table:table-cell table:formula="of:=INT([.E30]/8) &amp; &quot;d &quot; &amp; TEXT(ROUND(MOD([.E30];8);0);&quot;0&quot;) &amp; &quot;h&quot;" office:value-type="string" office:string-value="661d 3h">
            <text:p>661d 3h</text:p>
          </table:table-cell>
          <table:table-cell table:formula="of:=INT([.F30]/8) &amp; &quot;d &quot; &amp; TEXT(ROUND(MOD([.F30];8);0);&quot;0&quot;) &amp; &quot;h&quot;" office:value-type="string" office:string-value="1322d 6h">
            <text:p>1322d 6h</text:p>
          </table:table-cell>
          <table:table-cell table:number-columns-repeated="100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" table:base-cell-address="$Sheet1.$A$20" table:cell-range-address="$Sheet1.$A$19:.$AMG$19"/>
        <table:named-range table:name="ewh" table:base-cell-address="$Sheet1.$B$2" table:cell-range-address="$Sheet1.$B$2"/>
        <table:named-range table:name="h" table:base-cell-address="$Sheet1.$A$3" table:cell-range-address="$Sheet1.$A$5:.$AMG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ource Code Pro" svg:font-family="'Source Code Pr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0" number:min-integer-digits="1"/>
      <number:text> h</number:text>
    </number:number-style>
    <number:number-style style:name="N119">
      <number:number number:decimal-places="9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>
      <style:text-properties style:font-name-asian="SimSun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1/17/2015</text:date>, <text:time>19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0-11T09:50:42.271007226</meta:creation-date>
    <dc:date>2015-11-17T19:26:21</dc:date>
    <meta:editing-duration>PT01H39M39S</meta:editing-duration>
    <meta:editing-cycles>27</meta:editing-cycles>
    <meta:generator>NeoOffice/3.3$Unix OpenOffice.org_project/Patch 0</meta:generator>
    <meta:document-statistic meta:table-count="1" meta:cell-count="358" meta:object-count="0"/>
  </office:meta>
</office:document-meta>
</file>